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015819" officeooo:paragraph-rsid="00015819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0.5pt" officeooo:rsid="00015819" officeooo:paragraph-rsid="00015819" style:font-size-asian="10.5pt" style:font-size-complex="10.5pt"/>
    </style:style>
    <style:style style:name="P3" style:family="paragraph" style:parent-style-name="Preformatted_20_Text">
      <style:paragraph-properties fo:text-align="start" style:justify-single-word="false"/>
      <style:text-properties fo:font-size="10.5pt" officeooo:rsid="00015819" officeooo:paragraph-rsid="0001b01f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fo:font-size="10.5pt" officeooo:rsid="0001b01f" officeooo:paragraph-rsid="0001b01f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fo:font-size="10.5pt" officeooo:rsid="0001b01f" officeooo:paragraph-rsid="0002291e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fo:font-size="10.5pt" officeooo:rsid="0001b01f" officeooo:paragraph-rsid="0005d9b0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fo:font-size="10.5pt" officeooo:rsid="0007b7c9" officeooo:paragraph-rsid="0007b7c9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fo:font-size="10.5pt" officeooo:rsid="0007b7c9" officeooo:paragraph-rsid="000badec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fo:font-size="10.5pt" officeooo:paragraph-rsid="0001b01f"/>
    </style:style>
    <style:style style:name="P10" style:family="paragraph" style:parent-style-name="Preformatted_20_Text">
      <style:text-properties officeooo:paragraph-rsid="0007b7c9"/>
    </style:style>
    <style:style style:name="P11" style:family="paragraph" style:parent-style-name="Preformatted_20_Text">
      <style:text-properties officeooo:rsid="0007b7c9" officeooo:paragraph-rsid="0007b7c9"/>
    </style:style>
    <style:style style:name="P12" style:family="paragraph" style:parent-style-name="Preformatted_20_Text">
      <style:text-properties officeooo:rsid="0007e8ac" officeooo:paragraph-rsid="0007e8ac"/>
    </style:style>
    <style:style style:name="P13" style:family="paragraph" style:parent-style-name="Preformatted_20_Text">
      <style:text-properties officeooo:rsid="000a6324" officeooo:paragraph-rsid="000a6324"/>
    </style:style>
    <style:style style:name="P14" style:family="paragraph" style:parent-style-name="Preformatted_20_Text">
      <style:text-properties officeooo:paragraph-rsid="000badec"/>
    </style:style>
    <style:style style:name="P15" style:family="paragraph" style:parent-style-name="Preformatted_20_Text">
      <style:text-properties officeooo:paragraph-rsid="000c28e8"/>
    </style:style>
    <style:style style:name="P16" style:family="paragraph" style:parent-style-name="Preformatted_20_Text">
      <style:text-properties officeooo:rsid="000c28e8" officeooo:paragraph-rsid="000d59c7"/>
    </style:style>
    <style:style style:name="P17" style:family="paragraph" style:parent-style-name="Preformatted_20_Text">
      <style:text-properties officeooo:rsid="000eaf14" officeooo:paragraph-rsid="000eaf14"/>
    </style:style>
    <style:style style:name="P18" style:family="paragraph" style:parent-style-name="Preformatted_20_Text">
      <style:text-properties officeooo:rsid="000eaf14" officeooo:paragraph-rsid="000fedc9"/>
    </style:style>
    <style:style style:name="P19" style:family="paragraph" style:parent-style-name="Preformatted_20_Text">
      <style:paragraph-properties fo:text-align="start" style:justify-single-word="false"/>
      <style:text-properties fo:font-size="10.5pt" officeooo:rsid="0005d9b0" officeooo:paragraph-rsid="0005d9b0" style:font-size-asian="10.5pt" style:font-size-complex="10.5pt"/>
    </style:style>
    <style:style style:name="P20" style:family="paragraph" style:parent-style-name="Preformatted_20_Text">
      <style:paragraph-properties fo:text-align="start" style:justify-single-word="false"/>
      <style:text-properties fo:font-size="10.5pt" officeooo:rsid="0002291e" officeooo:paragraph-rsid="0005d9b0" style:font-size-asian="10.5pt" style:font-size-complex="10.5pt"/>
    </style:style>
    <style:style style:name="P21" style:family="paragraph" style:parent-style-name="Preformatted_20_Text">
      <style:text-properties officeooo:rsid="0007b7c9" officeooo:paragraph-rsid="0007b7c9"/>
    </style:style>
    <style:style style:name="P22" style:family="paragraph" style:parent-style-name="Preformatted_20_Text">
      <style:text-properties officeooo:rsid="000a6324" officeooo:paragraph-rsid="000badec"/>
    </style:style>
    <style:style style:name="P23" style:family="paragraph" style:parent-style-name="Preformatted_20_Text">
      <style:text-properties officeooo:rsid="000fedc9" officeooo:paragraph-rsid="000fedc9"/>
    </style:style>
    <style:style style:name="P24" style:family="paragraph" style:parent-style-name="Preformatted_20_Text">
      <style:text-properties officeooo:rsid="000fedc9" officeooo:paragraph-rsid="0014d851"/>
    </style:style>
    <style:style style:name="P25" style:family="paragraph" style:parent-style-name="Preformatted_20_Text">
      <style:text-properties officeooo:paragraph-rsid="0012755b"/>
    </style:style>
    <style:style style:name="P26" style:family="paragraph" style:parent-style-name="Preformatted_20_Text">
      <style:text-properties officeooo:paragraph-rsid="000fedc9"/>
    </style:style>
    <style:style style:name="P27" style:family="paragraph" style:parent-style-name="Preformatted_20_Text">
      <style:text-properties officeooo:paragraph-rsid="001359b2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1b01f"/>
    </style:style>
    <style:style style:name="T2" style:family="text">
      <style:text-properties fo:font-size="10.5pt" officeooo:rsid="0007b7c9" style:font-size-asian="10.5pt" style:font-size-complex="10.5pt"/>
    </style:style>
    <style:style style:name="T3" style:family="text">
      <style:text-properties officeooo:rsid="0001b01f" style:font-size-asian="10.5pt" style:font-size-complex="10.5pt"/>
    </style:style>
    <style:style style:name="T4" style:family="text">
      <style:text-properties fo:color="#000000" style:font-name="Liberation Mono" fo:font-size="10.5pt" officeooo:rsid="00015819" style:font-name-asian="Nimbus Mono L" style:font-size-asian="10.5pt" style:font-name-complex="Liberation Mono" style:font-size-complex="10.5pt"/>
    </style:style>
    <style:style style:name="T5" style:family="text">
      <style:text-properties fo:color="#000000" style:font-name="DejaVu Sans Mono" style:font-size-asian="10.5pt" style:font-size-complex="10.5pt"/>
    </style:style>
    <style:style style:name="T6" style:family="text">
      <style:text-properties style:font-name="Liberation Mono" fo:font-size="10.5pt" officeooo:rsid="00015819" style:font-name-asian="Nimbus Mono L" style:font-size-asian="10.5pt" style:font-name-complex="Liberation Mono" style:font-size-complex="10.5pt"/>
    </style:style>
    <style:style style:name="T7" style:family="text">
      <style:text-properties officeooo:rsid="0005d9b0"/>
    </style:style>
    <style:style style:name="T8" style:family="text">
      <style:text-properties officeooo:rsid="0007b7c9"/>
    </style:style>
    <style:style style:name="T9" style:family="text">
      <style:text-properties officeooo:rsid="000a6324"/>
    </style:style>
    <style:style style:name="T10" style:family="text">
      <style:text-properties officeooo:rsid="000c28e8"/>
    </style:style>
    <style:style style:name="T11" style:family="text">
      <style:text-properties officeooo:rsid="000eaf14"/>
    </style:style>
    <style:style style:name="T12" style:family="text">
      <style:text-properties officeooo:rsid="000fedc9"/>
    </style:style>
    <style:style style:name="T13" style:family="text">
      <style:text-properties officeooo:rsid="0010ed06"/>
    </style:style>
    <style:style style:name="T14" style:family="text">
      <style:text-properties officeooo:rsid="0012755b"/>
    </style:style>
    <style:style style:name="T15" style:family="text">
      <style:text-properties officeooo:rsid="001359b2"/>
    </style:style>
    <style:style style:name="T16" style:family="text">
      <style:text-properties officeooo:rsid="0014d851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lecomService接收拨号请求服务</text:p>
      <text:p text:style-name="P2">前情提要：</text:p>
      <text:p text:style-name="P3"><text:span text:style-name="T1">1.</text:span>ITelecomService.<text:span text:style-name="T1">aidl实现逻辑是</text:span>TelecomServiceImpl.<text:span text:style-name="T1">java</text:span><text:span text:style-name="T1"><office:annotation><dc:creator>未知作者</dc:creator><dc:date>2019-05-07T17:07:49</dc:date><text:p text:style-name="P28"><text:span text:style-name="T17">packages/services/Telecomm/src/com/android/server/telecom/</text:span></text:p><text:p text:style-name="P28"><text:span text:style-name="T17"><text:s text:c="2"/></text:span><text:span text:style-name="T17">TelecomServiceImpl.java</text:span></text:p></office:annotation></text:span></text:p>
      <text:p text:style-name="P4">2.接下来跟踪的代码库：packages/services/Telecom,统称 Telecomm应用</text:p>
      <text:p text:style-name="P4"/>
      <text:p text:style-name="P5">Telecomm应用相关简介：</text:p>
      <text:p text:style-name="P4"><text:tab/>观察AndroidManifest.xml</text:p>
      <text:p text:style-name="Preformatted_20_Text"><text:span text:style-name="T6">(1)</text:span><text:span text:style-name="T4">android:process="system"<text:tab/>系统进程</text:span></text:p>
      <text:p text:style-name="P9"><text:span text:style-name="T3">(2)</text:span><text:span text:style-name="T5">&lt;action android:name="android.telecom.ITelecomService" /&gt;<text:tab/>唯一action</text:span></text:p>
      <text:p text:style-name="P4"/>
      <text:p text:style-name="P4"/>
      <text:p text:style-name="P4"/>
      <text:p text:style-name="P4"/>
      <text:p text:style-name="P4"/>
      <text:p text:style-name="P6">主要研究placeCall方法的逻辑:<text:span text:style-name="T7">{</text:span><text:span text:style-name="T7"><office:annotation><dc:creator>未知作者</dc:creator><dc:date>2019-05-07T16:18:15</dc:date><text:p text:style-name="P28"><text:span text:style-name="T17">packages/services/Telecomm/src/com/android/server/telecom/</text:span></text:p><text:p text:style-name="P28"><text:span text:style-name="T17"><text:s text:c="2"/></text:span><text:span text:style-name="T17">TelecomServiceImpl.java</text:span></text:p></office:annotation></text:span></text:p>
      <text:p text:style-name="P19"><text:tab/>mUserCallIntentProcessorFactory.create(mContext, userHandle)</text:p>
      <text:p text:style-name="P19"><text:tab/><text:tab/>.processIntent(intent, callingPackage, isSelfManaged </text:p>
      <text:p text:style-name="P19"><text:tab/><text:tab/><text:tab/><text:tab/><text:tab/><text:tab/><text:tab/><text:tab/>||(hasCallAppOp &amp;&amp; hasCallPermission));</text:p>
      <text:p text:style-name="P6"><text:tab/></text:p>
      <text:p text:style-name="P20">}</text:p>
      <text:p text:style-name="P8">(1) <text:span text:style-name="T7">mUserCallIntentProcessorFactory创建UserCallIntentProcessor对</text:span></text:p>
      <text:p text:style-name="P8"><text:span text:style-name="T7">象</text:span><text:span text:style-name="T7"><office:annotation><dc:creator>未知作者</dc:creator><dc:date>2019-05-07T16:24:29</dc:date><text:p text:style-name="P28"><text:span text:style-name="T17">packages/services/Telecomm/src/com/android/server/telecom/</text:span></text:p><text:p text:style-name="P28"><text:span text:style-name="T17"><text:s text:c="2"/></text:span><text:span text:style-name="T17">TelecomServiceImpl.java</text:span></text:p></office:annotation></text:span></text:p>
      <text:p text:style-name="P7">(2) 执行 <text:span text:style-name="T7">processIntent方法</text:span><text:span text:style-name="T7"><office:annotation><dc:creator>未知作者</dc:creator><dc:date>2019-05-07T17:15:03</dc:date><text:p text:style-name="P28"><text:span text:style-name="T17">packages/services/Telecomm/src/com/android/server/telecom/components/</text:span></text:p><text:p text:style-name="P28"><text:span text:style-name="T17"><text:s text:c="2"/></text:span><text:span text:style-name="T17">UserCallIntentProcessor.java</text:span></text:p></office:annotation></text:span></text:p>
      <text:p text:style-name="P7"/>
      <text:p text:style-name="P10"><text:span text:style-name="T2">(3) 判定Intent的action，执行</text:span><text:span text:style-name="T8">processOutgoingCallIntent</text:span></text:p>
      <text:p text:style-name="P10"/>
      <text:p text:style-name="P11">(4) sendBroadcastToReceiver(intent);</text:p>
      <text:p text:style-name="P11">&lt;间章&gt;发送一个定向广播，PrimaryCallReceiver<office:annotation><dc:creator>未知作者</dc:creator><dc:date>2019-05-07T17:10:00</dc:date><text:p text:style-name="P28"><text:span text:style-name="T17">packages/services/Telecomm/src/com/android/server/telecom/components/</text:span></text:p><text:p text:style-name="P28"><text:span text:style-name="T17"><text:s text:c="2"/></text:span><text:span text:style-name="T17">PrimaryCallReceiver.java</text:span></text:p></office:annotation></text:p>
      <text:p text:style-name="P12">用法：intent.setClass(mContext, PrimaryCallReceiver.class);</text:p>
      <text:p text:style-name="P12">从之前的层层调用至此，通过广播将同步方法调用转换为异步处理。</text:p>
      <text:p text:style-name="P12"/>
      <text:p text:style-name="P13">(5)继续跟踪该广播接收器的处理逻辑：getTelecomSystem().getCallIntentProcessor().processIntent(intent);<office:annotation><dc:creator>未知作者</dc:creator><dc:date>2019-05-07T17:35:16</dc:date><text:p text:style-name="P28"><text:span text:style-name="T17">同上</text:span></text:p><text:p text:style-name="P28"><text:span text:style-name="T17"/></text:p></office:annotation></text:p>
      <text:p text:style-name="P13"/>
      <text:p text:style-name="P14"><text:span text:style-name="T9">(6)processOutgoingCallIntent(Context context,</text:span><text:span text:style-name="T9"><office:annotation><dc:creator>未知作者</dc:creator><dc:date>2019-05-07T17:25:23</dc:date><text:p text:style-name="P28"><text:span text:style-name="T17">packages/services/Telecomm/src/com/android/server/telecom/</text:span></text:p><text:p text:style-name="P28"><text:span text:style-name="T17"><text:s text:c="2"/></text:span><text:span text:style-name="T17">CallIntentProcessor.java</text:span></text:p></office:annotation></text:span></text:p>
      <text:p text:style-name="P22"><text:tab/><text:tab/><text:tab/><text:tab/><text:tab/><text:tab/><text:tab/><text:tab/><text:tab/>CallsManager callsManager,Intent intent)</text:p>
      <text:p text:style-name="P15">判定Intent意图<text:span text:style-name="T10">，执行CALL,CALL_PRIVILEGED,and CALL_EMERGENCY</text:span></text:p>
      <text:p text:style-name="P15"/>
      <text:p text:style-name="P16">(7)接下来从<text:span text:style-name="T13">(6)中</text:span>走到CallsManager中<text:span text:style-name="T15">，</text:span>其中由两中调用-<text:span text:style-name="T11">&gt;</text:span></text:p>
      <text:p text:style-name="P23">(1)startOutgoingCall-&gt;发送到CallsManager以确保在广播返回之前启动InCallUI</text:p>
      <text:p text:style-name="P17"/>
      <text:p text:style-name="P18"><text:span text:style-name="T12">(2)</text:span>sendNewOutgoingCallIntent<text:span text:style-name="T13">(当前)</text:span></text:p>
      <text:p text:style-name="P18"/>
      <text:p text:style-name="P18">→NewOutgoingCallIntentBroadcaster.processIntent<text:span text:style-name="T13">(当前)</text:span></text:p>
      <text:p text:style-name="P18"/>
      <text:p text:style-name="P25"><text:span text:style-name="T11">→processIntent</text:span><text:span text:style-name="T11"><office:annotation><dc:creator>未知作者</dc:creator><dc:date>2019-05-07T18:07:40</dc:date><text:p text:style-name="P28"><text:span text:style-name="T17">packages/services/Telecomm/src/com/android/server/telecom/</text:span></text:p><text:p text:style-name="P28"><text:span text:style-name="T17">NewOutgoingCallIntentBroadcaster.java</text:span></text:p></office:annotation></text:span></text:p>
      <text:p text:style-name="P25"/>
      <text:p text:style-name="P27"><text:span text:style-name="T11">→placeOutgoingCall-&gt;通过CallsManager尝试发出/连接指定的呼叫。</text:span></text:p>
      <text:p text:style-name="P26"/>
      <text:p text:style-name="P26">总结<text:span text:style-name="T16">：</text:span></text:p>
      <text:p text:style-name="P24">startOutgoingCall<text:span text:style-name="T16">：开始拨号前的准备工作</text:span></text:p>
      <text:p text:style-name="P24"><text:span text:style-name="T11">placeOutgoingCall：继续传递拨号请求，实现将拨号请求发送给BP mod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9:10:11.183605655</dc:date>
    <meta:editing-duration>PT47M5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289" meta:character-count="1281" meta:non-whitespace-character-count="1237"/>
  </office:meta>
</office:document-meta>
</file>